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76cm" fo:padding-bottom="0.076cm" fo:padding-left="0.152cm" fo:padding-right="0.15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5" draw:layer="layout" svg:width="2.884cm" svg:height="2.995cm" svg:x="3.07cm" svg:y="8.093cm">
          <text:p text:style-name="P1"><text:span text:style-name="T1">Survey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3.89cm" svg:height="2.894cm" svg:x="2.562cm" svg:y="2.077cm">
          <text:p text:style-name="P1"><text:span text:style-name="T1">Discuss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3.112cm" svg:height="2.908cm" svg:x="3.149cm" svg:y="14.402cm"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.917cm" svg:height="2.861cm" svg:x="2.599cm" svg:y="21.527cm">
          <text:p text:style-name="P1"><text:span text:style-name="T1">Network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892cm" svg:height="2.462cm" svg:x="13.853cm" svg:y="2.662cm">
          <text:p text:style-name="P1"><text:span text:style-name="T1">Response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311cm" svg:height="3.422cm" svg:x="16.468cm" svg:y="9.955cm">
          <text:p text:style-name="P1"><text:span text:style-name="T1">Ques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4.18cm" svg:height="3.251cm" svg:x="10.81cm" svg:y="15.966cm">
          <text:p text:style-name="P1"><text:span text:style-name="T1">Organiz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curve" svg:x1="12.899cm" svg:y1="15.966cm" svg:x2="6.45cm" svg:y2="3.523cm" draw:start-shape="id1" draw:start-glue-point="4" draw:end-shape="id2" draw:end-glue-point="7">
          <text:p text:style-name="P4"/>
        </draw:connector>
        <draw:connector draw:style-name="gr2" draw:text-style-name="P3" draw:layer="layout" draw:type="curve" svg:x1="12.899cm" svg:y1="15.966cm" svg:x2="13.853cm" svg:y2="3.892cm" draw:start-shape="id1" draw:start-glue-point="4" draw:end-shape="id3" draw:end-glue-point="5">
          <text:p text:style-name="P4"/>
        </draw:connector>
        <draw:custom-shape draw:style-name="gr1" draw:text-style-name="P2" draw:id="id4" draw:layer="layout" svg:width="3.175cm" svg:height="2.54cm" svg:x="11.443cm" svg:y="22.534cm">
          <text:p text:style-name="P1"><text:span text:style-name="T1">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curve" svg:x1="12.899cm" svg:y1="19.217cm" svg:x2="13.03cm" svg:y2="22.534cm" draw:start-shape="id1" draw:start-glue-point="6" draw:end-shape="id4" draw:end-glue-point="4">
          <text:p text:style-name="P4"/>
        </draw:connector>
        <draw:connector draw:style-name="gr2" draw:text-style-name="P3" draw:layer="layout" draw:type="curve" svg:x1="12.899cm" svg:y1="19.217cm" svg:x2="14.618cm" svg:y2="23.803cm" draw:start-shape="id1" draw:start-glue-point="6" draw:end-shape="id4" draw:end-glue-point="7">
          <text:p text:style-name="P4"/>
        </draw:connector>
        <draw:connector draw:style-name="gr2" draw:text-style-name="P3" draw:layer="layout" draw:type="curve" svg:x1="12.899cm" svg:y1="15.966cm" svg:x2="5.952cm" svg:y2="9.589cm" draw:start-shape="id1" draw:start-glue-point="4" draw:end-shape="id5" draw:end-glue-point="7">
          <text:p text:style-name="P4"/>
        </draw:connector>
        <draw:connector draw:style-name="gr3" draw:text-style-name="P3" draw:layer="layout" draw:type="curve" svg:x1="10.81cm" svg:y1="17.591cm" svg:x2="5.516cm" svg:y2="22.957cm" draw:start-shape="id1" draw:start-glue-point="5" draw:end-shape="id6" draw:end-glue-point="7">
          <text:p text:style-name="P4"/>
        </draw:connector>
        <draw:connector draw:style-name="gr2" draw:text-style-name="P3" draw:layer="layout" draw:type="curve" svg:x1="18.122cm" svg:y1="9.955cm" svg:x2="15.798cm" svg:y2="5.124cm" draw:start-shape="id7" draw:start-glue-point="4" draw:end-shape="id3" draw:end-glue-point="6">
          <text:p text:style-name="P4"/>
        </draw:connector>
        <draw:connector draw:style-name="gr2" draw:text-style-name="P3" draw:layer="layout" draw:type="curve" svg:x1="4.511cm" svg:y1="8.093cm" svg:x2="4.506cm" svg:y2="4.971cm" draw:start-shape="id5" draw:start-glue-point="4" draw:end-shape="id2" draw:end-glue-point="6">
          <text:p text:style-name="P4"/>
        </draw:connector>
        <draw:connector draw:style-name="gr2" draw:text-style-name="P3" draw:layer="layout" draw:type="curve" svg:x1="4.511cm" svg:y1="11.086cm" svg:x2="4.704cm" svg:y2="14.402cm" draw:start-shape="id5" draw:start-glue-point="6" draw:end-shape="id8" draw:end-glue-point="4">
          <text:p text:style-name="P4"/>
        </draw:connector>
        <draw:connector draw:style-name="gr2" draw:text-style-name="P3" draw:layer="layout" draw:type="curve" svg:x1="4.057cm" svg:y1="21.527cm" svg:x2="4.704cm" svg:y2="17.31cm" draw:start-shape="id6" draw:start-glue-point="4" draw:end-shape="id8" draw:end-glue-point="6">
          <text:p text:style-name="P4"/>
        </draw:connector>
        <draw:connector draw:style-name="gr2" draw:text-style-name="P3" draw:layer="layout" draw:type="curve" svg:x1="5.952cm" svg:y1="9.589cm" svg:x2="16.468cm" svg:y2="11.665cm" draw:start-shape="id5" draw:start-glue-point="7" draw:end-shape="id7" draw:end-glue-point="5">
          <text:p text:style-name="P4"/>
        </draw:connector>
        <draw:connector draw:style-name="gr2" draw:text-style-name="P3" draw:layer="layout" draw:type="curve" draw:line-skew="-0.576cm -0.604cm" svg:x1="4.506cm" svg:y1="2.077cm" svg:x2="2.562cm" svg:y2="3.523cm" draw:start-shape="id2" draw:start-glue-point="4" draw:end-shape="id2" draw:end-glue-point="5">
          <text:p text:style-name="P4"/>
        </draw:connector>
        <draw:connector draw:style-name="gr4" draw:text-style-name="P3" draw:layer="layout" draw:type="curve" svg:x1="11.443cm" svg:y1="23.803cm" svg:x2="13.03cm" svg:y2="25.074cm" draw:start-shape="id4" draw:start-glue-point="5" draw:end-shape="id4" draw:end-glue-point="6">
          <text:p text:style-name="P4"/>
        </draw:connector>
        <draw:frame draw:style-name="gr5" draw:layer="layout" svg:width="0.748cm" svg:height="0.963cm" svg:x="5.715cm" svg:y="23.038cm">
          <draw:text-box>
            <text:p text:style-name="P4">*</text:p>
          </draw:text-box>
        </draw:frame>
        <draw:frame draw:style-name="gr5" draw:layer="layout" svg:width="0.875cm" svg:height="0.963cm" svg:x="9.525cm" svg:y="17.63cm">
          <draw:text-box>
            <text:p text:style-name="P4">+</text:p>
          </draw:text-box>
        </draw:frame>
        <draw:frame draw:style-name="gr5" draw:layer="layout" svg:width="0.748cm" svg:height="0.963cm" svg:x="4.967cm" svg:y="17.323cm">
          <draw:text-box>
            <text:p text:style-name="P4">*</text:p>
          </draw:text-box>
        </draw:frame>
        <draw:frame draw:style-name="gr6" draw:text-style-name="P4" draw:layer="layout" svg:width="0.657cm" svg:height="0.865cm" svg:x="13.313cm" svg:y="15.188cm">
          <draw:text-box>
            <text:p text:style-name="P4">1</text:p>
          </draw:text-box>
        </draw:frame>
        <draw:frame draw:style-name="gr5" draw:layer="layout" svg:width="0.748cm" svg:height="0.963cm" svg:x="3.81cm" svg:y="13.513cm">
          <draw:text-box>
            <text:p text:style-name="P4">*</text:p>
          </draw:text-box>
        </draw:frame>
        <draw:frame draw:style-name="gr6" draw:text-style-name="P4" draw:layer="layout" svg:width="0.657cm" svg:height="0.865cm" svg:x="3.81cm" svg:y="11.378cm">
          <draw:text-box>
            <text:p text:style-name="P4">1</text:p>
          </draw:text-box>
        </draw:frame>
        <draw:frame draw:style-name="gr6" draw:text-style-name="P4" draw:layer="layout" svg:width="0.657cm" svg:height="0.865cm" svg:x="3.81cm" svg:y="7.163cm">
          <draw:text-box>
            <text:p text:style-name="P4">1</text:p>
          </draw:text-box>
        </draw:frame>
        <draw:frame draw:style-name="gr6" draw:text-style-name="P4" draw:layer="layout" svg:width="0.657cm" svg:height="0.865cm" svg:x="4.445cm" svg:y="1.218cm">
          <draw:text-box>
            <text:p text:style-name="P4">1</text:p>
          </draw:text-box>
        </draw:frame>
        <draw:frame draw:style-name="gr6" draw:text-style-name="P4" draw:layer="layout" svg:width="0.657cm" svg:height="0.865cm" svg:x="11.43cm" svg:y="15.188cm">
          <draw:text-box>
            <text:p text:style-name="P4">1</text:p>
          </draw:text-box>
        </draw:frame>
        <draw:frame draw:style-name="gr6" draw:text-style-name="P4" draw:layer="layout" svg:width="0.657cm" svg:height="0.865cm" svg:x="12.065cm" svg:y="15.188cm">
          <draw:text-box>
            <text:p text:style-name="P4">1</text:p>
          </draw:text-box>
        </draw:frame>
        <draw:frame draw:style-name="gr6" draw:text-style-name="P4" draw:layer="layout" svg:width="0.657cm" svg:height="0.865cm" svg:x="4.228cm" svg:y="20.499cm">
          <draw:text-box>
            <text:p text:style-name="P4">1</text:p>
          </draw:text-box>
        </draw:frame>
        <draw:frame draw:style-name="gr6" draw:text-style-name="P4" draw:layer="layout" svg:width="0.657cm" svg:height="0.865cm" svg:x="12.043cm" svg:y="19.228cm">
          <draw:text-box>
            <text:p text:style-name="P4">1</text:p>
          </draw:text-box>
        </draw:frame>
        <draw:frame draw:style-name="gr6" draw:text-style-name="P4" draw:layer="layout" svg:width="0.657cm" svg:height="0.865cm" svg:x="13.313cm" svg:y="19.228cm">
          <draw:text-box>
            <text:p text:style-name="P4">1</text:p>
          </draw:text-box>
        </draw:frame>
        <draw:frame draw:style-name="gr6" draw:text-style-name="P4" draw:layer="layout" svg:width="0.657cm" svg:height="0.865cm" svg:x="17.145cm" svg:y="9.068cm">
          <draw:text-box>
            <text:p text:style-name="P4">1</text:p>
          </draw:text-box>
        </draw:frame>
        <draw:frame draw:style-name="gr5" draw:layer="layout" svg:width="0.748cm" svg:height="0.963cm" svg:x="11.952cm" svg:y="21.44cm">
          <draw:text-box>
            <text:p text:style-name="P4">*</text:p>
          </draw:text-box>
        </draw:frame>
        <draw:frame draw:style-name="gr5" draw:layer="layout" svg:width="0.748cm" svg:height="0.963cm" svg:x="15.24cm" svg:y="23.038cm">
          <draw:text-box>
            <text:p text:style-name="P4">*</text:p>
          </draw:text-box>
        </draw:frame>
        <draw:frame draw:style-name="gr5" draw:layer="layout" svg:width="0.748cm" svg:height="0.963cm" svg:x="6.237cm" svg:y="9.703cm">
          <draw:text-box>
            <text:p text:style-name="P4">*</text:p>
          </draw:text-box>
        </draw:frame>
        <draw:frame draw:style-name="gr6" draw:text-style-name="P4" draw:layer="layout" svg:width="0.657cm" svg:height="0.865cm" svg:x="6.328cm" svg:y="8.838cm">
          <draw:text-box>
            <text:p text:style-name="P4">1</text:p>
          </draw:text-box>
        </draw:frame>
        <draw:frame draw:style-name="gr5" draw:layer="layout" svg:width="0.748cm" svg:height="0.963cm" svg:x="15.127cm" svg:y="5.258cm">
          <draw:text-box>
            <text:p text:style-name="P4">*</text:p>
          </draw:text-box>
        </draw:frame>
        <draw:frame draw:style-name="gr5" draw:layer="layout" svg:width="0.748cm" svg:height="0.963cm" svg:x="6.35cm" svg:y="3.66cm">
          <draw:text-box>
            <text:p text:style-name="P4">*</text:p>
          </draw:text-box>
        </draw:frame>
        <draw:frame draw:style-name="gr5" draw:layer="layout" svg:width="0.748cm" svg:height="0.963cm" svg:x="1.905cm" svg:y="3.353cm">
          <draw:text-box>
            <text:p text:style-name="P4">*</text:p>
          </draw:text-box>
        </draw:frame>
        <draw:frame draw:style-name="gr6" draw:text-style-name="P4" draw:layer="layout" svg:width="0.657cm" svg:height="0.865cm" svg:x="10.773cm" svg:y="23.038cm">
          <draw:text-box>
            <text:p text:style-name="P4">1</text:p>
          </draw:text-box>
        </draw:frame>
        <draw:frame draw:style-name="gr6" draw:text-style-name="P4" draw:layer="layout" svg:width="0.657cm" svg:height="0.865cm" svg:x="12.7cm" svg:y="25.348cm">
          <draw:text-box>
            <text:p text:style-name="P4">?</text:p>
          </draw:text-box>
        </draw:frame>
        <draw:frame draw:style-name="gr5" draw:layer="layout" svg:width="0.875cm" svg:height="0.963cm" svg:x="15.24cm" svg:y="10.973cm">
          <draw:text-box>
            <text:p text:style-name="P4">+</text:p>
          </draw:text-box>
        </draw:frame>
        <draw:frame draw:style-name="gr5" draw:layer="layout" svg:width="0.748cm" svg:height="0.963cm" svg:x="13.222cm" svg:y="3.025cm">
          <draw:text-box>
            <text:p text:style-name="P4">*</text:p>
          </draw:text-box>
        </draw:frame>
        <draw:frame draw:style-name="gr6" draw:text-style-name="P4" draw:layer="layout" svg:width="0.552cm" svg:height="0.865cm" svg:x="3.81cm" svg:y="5.028cm">
          <draw:text-box>
            <text:p text:style-name="P4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1-25T22:26:09</meta:creation-date>
    <dc:date>2008-01-25T22:53:31</dc:date>
    <dc:language>en-US</dc:language>
    <meta:editing-cycles>2</meta:editing-cycles>
    <meta:editing-duration>PT27M27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